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ix Harpe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50€ pour 15 PCB</text:p>
          </table:table-cell>
          <table:table-cell table:number-columns-repeated="5"/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194€ pour 6 kit profilés</text:p>
          </table:table-cell>
          <table:table-cell table:number-columns-repeated="5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2€ impression 3D pour 6 kit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,12 de ressorts et aiguilles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5€ Boite de dérivation+presse étoupe+cable+wago </text:p>
          </table:table-cell>
          <table:table-cell table:number-columns-repeated="5"/>
          <table:table-cell table:style-name="ce1" office:value-type="currency" office:currency="EUR" office:value="7" calcext:value-type="currency">
            <text:p>7,00 €</text:p>
          </table:table-cell>
        </table:table-row>
        <table:table-row table:style-name="ro1">
          <table:table-cell office:value-type="string" calcext:value-type="string">
            <text:p>Grille à reine x 2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6"/>
          <table:table-cell table:formula="of:=SUM([.G4:.G17])" office:value-type="float" office:value="64.4" calcext:value-type="float">
            <text:p>64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 style:data-style-name="N2" text:time-value="19:44:46.6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07:25:34.991000000</meta:creation-date>
    <dc:date>2023-09-06T13:26:49.097000000</dc:date>
    <meta:editing-duration>PT17H43M12S</meta:editing-duration>
    <meta:editing-cycles>2</meta:editing-cycles>
    <meta:generator>LibreOffice/7.0.2.2$Windows_X86_64 LibreOffice_project/8349ace3c3162073abd90d81fd06dcfb6b36b994</meta:generator>
    <meta:document-statistic meta:table-count="1" meta:cell-count="14" meta:object-count="0"/>
  </office:meta>
</office:document-meta>
</file>